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Khmer OS" svg:font-family="'Khmer OS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fo:color="#000000" loext:opacity="100%" style:font-name="Khmer OS" fo:font-size="16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Khmer OS" style:font-name-complex="Khmer OS"/>
    </style:style>
    <style:style style:name="P5" style:family="paragraph" style:parent-style-name="Standard">
      <style:paragraph-properties fo:line-height="100%" fo:text-align="start" style:justify-single-word="false"/>
      <style:text-properties fo:color="#000000" loext:opacity="100%" style:font-name="Khmer OS" fo:font-size="12pt" fo:font-weight="normal" fo:background-color="transparent" style:font-name-asian="Khmer OS" style:font-name-complex="Khmer OS"/>
    </style:style>
    <style:style style:name="P6" style:family="paragraph" style:parent-style-name="Standard">
      <style:paragraph-properties fo:line-height="100%" fo:text-align="start" style:justify-single-word="false"/>
      <style:text-properties fo:color="#000000" loext:opacity="100%" style:font-name="Khmer OS" fo:font-size="12pt" fo:font-weight="normal" officeooo:rsid="000c7306" officeooo:paragraph-rsid="000c7306" fo:background-color="transparent" style:font-name-asian="Khmer OS" style:font-name-complex="Khmer OS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Khmer OS" fo:font-size="12pt" fo:font-weight="normal" officeooo:rsid="000c7306" officeooo:paragraph-rsid="000c9fc4" fo:background-color="transparent" style:font-name-asian="Khmer OS" style:font-name-complex="Khmer OS"/>
    </style:style>
    <style:style style:name="T1" style:family="text">
      <style:text-properties fo:color="#ffffff" loext:opacity="100%" style:font-name="Khmer OS" fo:font-size="12pt" fo:font-weight="normal" fo:background-color="#18a303" loext:char-shading-value="0" style:font-name-asian="Khmer OS" style:font-name-complex="Khmer OS"/>
    </style:style>
    <style:style style:name="T2" style:family="text">
      <style:text-properties fo:color="#ffffff" loext:opacity="100%" fo:background-color="#18a303" loext:char-shading-value="0"/>
    </style:style>
    <style:style style:name="T3" style:family="text">
      <style:text-properties fo:color="#ffffff" loext:opacity="100%" officeooo:rsid="000c9fc4" fo:background-color="#18a303" loext:char-shading-value="0"/>
    </style:style>
    <style:style style:name="T4" style:family="text">
      <style:text-properties fo:color="#000000" loext:opacity="100%" style:font-name="Khmer OS" fo:font-size="12pt" fo:font-weight="normal" fo:background-color="transparent" loext:char-shading-value="0" style:font-name-asian="Khmer OS" style:font-name-complex="Khmer OS"/>
    </style:style>
    <style:style style:name="T5" style:family="text">
      <style:text-properties fo:color="#000000" loext:opacity="100%" style:font-name="Khmer OS" fo:font-size="12pt" fo:font-weight="bold" fo:background-color="transparent" loext:char-shading-value="0" style:font-name-asian="Khmer OS" style:font-name-complex="Khmer OS"/>
    </style:style>
    <style:style style:name="T6" style:family="text">
      <style:text-properties fo:color="#000000" loext:opacity="100%" style:font-name="Khmer OS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Khmer OS" style:font-name-complex="Khmer OS"/>
    </style:style>
    <style:style style:name="T7" style:family="text">
      <style:text-properties fo:color="#000000" loext:opacity="100%" style:font-name="Khmer OS" fo:font-size="20pt" fo:font-weight="bold" fo:background-color="transparent" loext:char-shading-value="0" style:font-name-asian="Khmer OS" style:font-name-complex="Khmer OS"/>
    </style:style>
    <style:style style:name="T8" style:family="text">
      <style:text-properties fo:color="#000000" loext:opacity="100%" style:font-name="Khmer OS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Khmer OS" style:font-name-complex="Khmer OS"/>
    </style:style>
    <style:style style:name="T9" style:family="text">
      <style:text-properties fo:color="#000000" loext:opacity="100%" style:font-name="Khmer OS" fo:font-size="16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Khmer OS" style:font-name-complex="Khmer OS"/>
    </style:style>
    <style:style style:name="T10" style:family="text">
      <style:text-properties officeooo:rsid="000c9f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te 1/Jul/21</text:span><text:span text:style-name="T4"><text:line-break/></text:span></text:p>
      <text:p text:style-name="P2"/>
      <text:p text:style-name="P1"><text:span text:style-name="T7"><text:line-break/></text:span><text:span text:style-name="T8">I- Introduction:</text:span></text:p>
      <text:p text:style-name="P1"><text:span text:style-name="T4"><text:tab/>- ការប្រើប្រាស់ pointer ឬ array នោះ data វាផ្ទុកជាបណ្តោះអាសន្ន នោះវាត្រូវបាន<text:tab/>បាត់បង់នៅពេលបិទ Program ឬ បិទComputer ពីព្រោះវាផ្ទុកលើ Ram។<text:line-break/><text:tab/>- ហើយបើ data រក្សាទុកលើនោះវាមិនត្រូវបាត់បង់ឡើយ នៅពេលបិទ Program ឬ <text:tab/>បិទComputer។</text:span></text:p>
      <text:p text:style-name="P1"><text:span text:style-name="T4"><text:tab/>- File ត្រូវបានគេរក្សាទុកក្នុងដូចជា: Hard Disk, USB, ………, Stream<text:line-break/><text:tab/>- File ចែកចេញជាពីរប្រភេទគឺ: Text file និង Binary File។</text:span></text:p>
      <text:p text:style-name="P1"><text:span text:style-name="T4"><text:tab/></text:span><text:span text:style-name="T5">Ex: </text:span><text:span text:style-name="T4">int x = 27153;</text:span></text:p>
      <text:p text:style-name="P1"><text:span text:style-name="T4"><text:tab/><text:tab/>- data x ផ្ទុកលើ Text file វាត្រូវការ space 5 bytes<text:line-break/><text:tab/><text:tab/>- data x ផ្ទុកលើ Binary file វាត្រូវការ space 2 bytes<text:line-break/><text:tab/>+ គេប្រើ standard class <text:s/>3គឺ:<text:line-break/><text:tab/><text:tab/>- ifstream: ជា object stream សំរាប់ Read data។<text:line-break/><text:tab/><text:tab/>- ofstream: ជា object stream សំរាប់ Write data។<text:line-break/><text:tab/><text:tab/>- fstream: ជា object stream សំរាប់ Write ឬRead data។</text:span></text:p>
      <text:p text:style-name="P1"><text:span text:style-name="T6">II- ការបើក File (open stream)</text:span><text:span text:style-name="T4"><text:line-break/><text:tab/>ក្នុងការអនុវត្តលើ File (Access លើ file)ដំបូងគេត្រូវបើក File ជាមុនសិន។ ហើយការ<text:tab/>បើក File <text:line-break/><text:tab/></text:span><text:span text:style-name="T6">1. ការបើក File សំរាប់ write data:</text:span><text:span text:style-name="T4"><text:line-break/><text:tab/></text:span><text:span text:style-name="T5">+ តាម Constructor:</text:span><text:span text:style-name="T4"><text:line-break/><text:tab/><text:tab/>ofstream f(“filename”);<text:line-break/><text:tab/><text:tab/>ដែល f ហៅថា object stream សំរាប់ write។</text:span></text:p>
      <text:p text:style-name="P1"><text:span text:style-name="T5">+ តាម Function member:</text:span><text:span text:style-name="T4"><text:line-break/><text:tab/><text:tab/>ofstream <text:s/>f;<text:line-break/><text:tab/><text:tab/>f.open(“filename”);<text:line-break/></text:span><text:soft-page-break/><text:span text:style-name="T4"><text:tab/></text:span><text:span text:style-name="T6">2. ការបើក File សំរាប់ Read data:</text:span><text:span text:style-name="T4"><text:line-break/><text:tab/></text:span><text:span text:style-name="T5">+ តាម Constructor:</text:span><text:span text:style-name="T4"><text:line-break/><text:tab/><text:tab/>f</text:span></text:p>
      <text:p text:style-name="P1"><text:span text:style-name="T1">Date 6/Jul/21</text:span></text:p>
      <text:p text:style-name="P3"/>
      <text:p text:style-name="P1"><text:span text:style-name="T4"><text:tab/>fstream f(“filename”, ios::app);</text:span></text:p>
      <text:p text:style-name="P1"><text:span text:style-name="T4"><text:tab/>ដែល f ហៅថា object streamសំរាប់ Append។</text:span></text:p>
      <text:p text:style-name="P1"><text:span text:style-name="T4"><text:tab/>app ជា mode សំរាប់ Append data<text:line-break/><text:tab/>+ តាមd<text:line-break/></text:span></text:p>
      <text:p text:style-name="P1"><text:span text:style-name="T1">Date 6/Jul/21</text:span></text:p>
      <text:p text:style-name="P3"/>
      <text:p text:style-name="P4">III. Binary file:</text:p>
      <text:p text:style-name="P1"><text:span text:style-name="T4"><text:tab/>Data ដែលផ្ទុកលើBinary File ដោយគិតទៅតាមប្រភេទ Data និមួយៗ: Ex: <text:tab/>int(2bytes), <text:s/>float(4bytes), ……<text:line-break/><text:tab/>- គេមិនអាចបើកមើលដោយផ្ទាល់បានទេ។</text:span></text:p>
      <text:p text:style-name="P1"><text:span text:style-name="T4"><text:tab/>- ជាទួទៅ Data ផ្ទុកលើ Binary File មានទំហំតូចជាងផ្ទុកលើ Text file។</text:span></text:p>
      <text:p text:style-name="P1"><text:span text:style-name="T4"><text:tab/>- ការបើក Binary File ដូចនឹងការបើក Text File ដែរ គ្រាន់ភ្ជាប់ជាមួយ Mode <text:tab/>ios::binary។</text:span></text:p>
      <text:p text:style-name="P1"><text:span text:style-name="T4"><text:tab/>- ការ write Data ទៅកាន់ Binary file គេប្រើ Function member: write()<text:line-break/><text:tab/><text:tab/>- f.write(char*)&amp;data.sizeof(data));<text:line-break/><text:tab/>- ការ Read Data ពី Binary File គេប្រើ Function member: read()<text:line-break/><text:tab/><text:tab/>- f.read(char*)&amp;data.sizeof(data));<text:line-break/><text:tab/>Ex: Program: សំរាប់ write: ចំនួនគត់១ ចំនួនពិត១ និង អក្សរ ទៅកាន់ Binary <text:tab/>file<text:tab/>មួយ។</text:span></text:p>
      <text:p text:style-name="P5"/>
      <text:p text:style-name="P7"><text:span text:style-name="T2">Date </text:span><text:span text:style-name="T3">2</text:span><text:span text:style-name="T2">6/Jul/21</text:span></text:p>
      <text:p text:style-name="P6"><text:tab/>* <text:span text:style-name="T10">Do exercise of binary file with object</text:span></text:p>
      <text:p text:style-name="P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Khmer OS" svg:font-family="'Khmer OS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6T18:52:09.441000000</dc:date>
    <meta:editing-duration>PT42S</meta:editing-duration>
    <meta:editing-cycles>1</meta:editing-cycles>
    <meta:document-statistic meta:table-count="0" meta:image-count="0" meta:object-count="0" meta:page-count="3" meta:paragraph-count="20" meta:word-count="252" meta:character-count="1582" meta:non-whitespace-character-count="1292"/>
    <meta:generator>LibreOffice/7.1.5.2$Windows_X86_64 LibreOffice_project/85f04e9f809797b8199d13c421bd8a2b025d52b5</meta:generator>
  </office:meta>
</office:document-meta>
</file>